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9C3000009C4F0CF4565.png" manifest:media-type="image/png"/>
  <manifest:file-entry manifest:full-path="Pictures/100000010000020000000200F2D8A8E8.png" manifest:media-type="image/png"/>
  <manifest:file-entry manifest:full-path="Pictures/1000000100000AFA000002321D33B64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a6" draw:textarea-horizontal-align="justify" draw:textarea-vertical-align="top" draw:auto-grow-height="false" fo:min-height="15cm" fo:min-width="7.75cm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fill-color="#ff0000" draw:textarea-horizontal-align="justify" draw:textarea-vertical-align="top" draw:auto-grow-height="false" fo:min-height="3.155cm" fo:min-width="2.251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cm" fo:min-width="2.782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ffde59" draw:textarea-horizontal-align="justify" draw:textarea-vertical-align="middle" draw:auto-grow-height="false" fo:min-height="1cm" fo:min-width="2.783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780373" draw:textarea-horizontal-align="justify" draw:textarea-vertical-align="middle" draw:auto-grow-height="false" fo:min-height="0.376cm" fo:min-width="0.902cm" loext:decorative="false"/>
    </style:style>
    <style:style style:name="gr6" style:family="graphic" style:parent-style-name="standard">
      <style:graphic-properties draw:fill-color="#ff8000" draw:textarea-horizontal-align="justify" draw:textarea-vertical-align="top" draw:auto-grow-height="false" fo:min-height="5.042cm" fo:min-width="2.658cm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81d41a" draw:textarea-horizontal-align="justify" draw:textarea-vertical-align="top" draw:auto-grow-height="false" fo:min-height="7.068cm" fo:min-width="5.818cm" style:writing-mode="lr-tb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6.548cm, 0cm, 0cm)" draw:image-opacity="100%" style:mirror="none" loext:decorative="false"/>
    </style:style>
    <style:style style:name="gr9" style:family="graphic" style:parent-style-name="standard">
      <style:graphic-properties draw:fill-color="#b4c7dc" draw:textarea-horizontal-align="justify" draw:textarea-vertical-align="middle" draw:auto-grow-height="false" fo:min-height="5.75cm" fo:min-width="5.75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ffde59" draw:textarea-horizontal-align="justify" draw:textarea-vertical-align="top" draw:auto-grow-height="false" fo:min-height="3.384cm" fo:min-width="2.884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fill-color="#780373" draw:textarea-horizontal-align="justify" draw:textarea-vertical-align="middle" draw:auto-grow-height="false" fo:min-height="0.279cm" fo:min-width="14.812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876cm" fo:min-width="2.304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0.412cm" fo:min-width="4.578cm" style:writing-mode="lr-tb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2" style:family="paragraph">
      <loext:graphic-properties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-color="#ffde59"/>
      <style:paragraph-properties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-color="#780373"/>
      <style:paragraph-properties fo:text-align="center"/>
    </style:style>
    <style:style style:name="P9" style:family="paragraph">
      <style:paragraph-properties fo:text-align="center"/>
      <style:text-properties fo:font-size="18pt" style:font-size-asian="18pt" style:font-size-complex="18pt"/>
    </style:style>
    <style:style style:name="P10" style:family="paragraph">
      <loext:graphic-properties draw:fill-color="#ff8000"/>
      <style:paragraph-properties fo:text-align="center" style:writing-mode="lr-tb"/>
      <style:text-properties fo:font-size="18pt" style:font-size-asian="18pt" style:font-size-complex="18pt"/>
    </style:style>
    <style:style style:name="P11" style:family="paragraph">
      <style:paragraph-properties fo:text-align="center"/>
    </style:style>
    <style:style style:name="P12" style:family="paragraph">
      <loext:graphic-properties draw:fill-color="#81d41a"/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15" style:family="paragraph">
      <style:paragraph-properties fo:margin-left="0cm" fo:margin-right="0cm" fo:margin-top="0cm" fo:margin-bottom="0cm" fo:line-height="100%" fo:text-align="end" fo:text-indent="0cm"/>
      <style:text-properties fo:font-weight="bold" style:font-weight-asian="bold" style:font-weight-complex="bold"/>
    </style:style>
    <style:style style:name="P16" style:family="paragraph">
      <loext:graphic-properties draw:fill-color="#780373"/>
      <style:paragraph-properties fo:margin-left="0cm" fo:margin-right="0cm" fo:margin-top="0cm" fo:margin-bottom="0cm" fo:line-height="100%" fo:text-align="end" fo:text-indent="0cm" style:writing-mode="lr-tb"/>
      <style:text-properties fo:font-weight="bold" style:font-weight-asian="bold" style:font-weight-complex="bold"/>
    </style:style>
    <style:style style:name="P17" style:family="paragraph">
      <style:paragraph-properties fo:margin-left="0cm" fo:margin-right="0cm" fo:margin-top="0.42cm" fo:margin-bottom="0.35cm" fo:line-height="100%" fo:text-align="center" fo:text-indent="0cm"/>
    </style:style>
    <style:style style:name="P18" style:family="paragraph">
      <style:paragraph-properties fo:margin-left="0cm" fo:margin-right="0cm" fo:margin-top="0.42cm" fo:margin-bottom="0.35cm" fo:line-height="100%" fo:text-align="center" fo:text-indent="0cm"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Arial" style:font-size-complex="1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8.25cm" svg:height="15.25cm" svg:x="11.5cm" svg:y="3.5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MCC_Pump_8E</text:span></text:p>
          <text:p text:style-name="P1"><text:span text:style-name="T1">(C++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2.75cm" svg:height="4.25cm" svg:x="17cm" svg:y="12.5cm">
          <text:p text:style-name="P3"><text:span text:style-name="T2">html</text:span></text:p>
          <text:p text:style-name="P3"><text:span text:style-name="T2">css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" draw:text-style-name="P6" draw:layer="layout" svg:width="3.75cm" svg:height="2.5cm" svg:x="7.721cm" svg:y="3.764cm">
          <text:p text:style-name="P5"><text:span text:style-name="T3">TX 15 byt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7" draw:layer="layout" svg:width="3.75cm" svg:height="2.5cm" svg:x="7.5cm" svg:y="6.25cm">
          <text:p text:style-name="P5"><text:span text:style-name="T3">TX 5 byte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1.75cm" svg:height="1.25cm" svg:x="15.25cm" svg:y="13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0" draw:layer="layout" svg:width="3.5cm" svg:height="7.5cm" svg:x="11.75cm" svg:y="10.75cm">
          <text:p text:style-name="P9"><text:span text:style-name="T4">WEB</text:span></text:p>
          <text:p text:style-name="P9"><text:span text:style-name="T4">SERV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12" draw:layer="layout" svg:width="7cm" svg:height="8cm" svg:x="1.25cm" svg:y="10.5cm">
          <text:p text:style-name="P11">CLIENT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frame draw:style-name="gr8" draw:text-style-name="P13" draw:layer="layout" svg:width="5.499cm" svg:height="1.5cm" svg:x="2.001cm" svg:y="12cm">
          <draw:image xlink:href="Pictures/1000000100000AFA000002321D33B644.png" xlink:type="simple" xlink:show="embed" xlink:actuate="onLoad" draw:mime-type="image/png">
            <text:p/>
          </draw:image>
        </draw:frame>
        <draw:custom-shape draw:style-name="gr9" draw:text-style-name="P14" draw:layer="layout" svg:width="6.25cm" svg:height="6cm" svg:x="1.25cm" svg:y="3.5cm">
          <text:p text:style-name="P1"><text:span text:style-name="T4"/></text:p>
          <text:p text:style-name="P1"><text:span text:style-name="T4"/></text:p>
          <text:p text:style-name="P1"><text:span text:style-name="T4">RCWPS_Pump_6A</text:span></text:p>
          <text:p text:style-name="P1"><text:span text:style-name="T4">(C++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7" draw:layer="layout" svg:width="3.75cm" svg:height="4cm" svg:x="2.75cm" svg:y="14cm">
          <text:p text:style-name="P5"><text:span text:style-name="T5">javascript</text:span>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11" draw:text-style-name="P16" draw:layer="layout" svg:width="16cm" svg:height="1.25cm" svg:x="3.75cm" svg:y="14.75cm">
          <text:p text:style-name="P15"><text:span text:style-name="T2">javascript</text:span></text:p>
          <draw:enhanced-geometry svg:viewBox="0 0 21600 21600" draw:text-areas="?f7 ?f0 21600 ?f2" draw:type="left-arrow" draw:modifiers="2199.56748505279 6233.0935251798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6" draw:layer="layout" svg:width="3.5cm" svg:height="2.25cm" svg:x="8.25cm" svg:y="12.5cm">
          <text:p text:style-name="P5"><text:span text:style-name="T5">GET</text:span></text:p>
          <text:p text:style-name="P5"><text:span text:style-name="T5">http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8" draw:layer="layout" svg:width="5.5cm" svg:height="1.75cm" svg:x="6.5cm" svg:y="16cm">
          <text:p text:style-name="P17"><text:span text:style-name="T5">XMLHttpRequest</text:span></text:p>
          <draw:enhanced-geometry svg:viewBox="0 0 21600 21600" draw:text-areas="0 ?f0 ?f5 ?f2" draw:type="right-arrow" draw:modifiers="17213.1455399061 6716.546762589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3" draw:layer="layout" svg:width="2cm" svg:height="2cm" svg:x="14.75cm" svg:y="4cm">
          <draw:image xlink:href="Pictures/100000010000020000000200F2D8A8E8.png" xlink:type="simple" xlink:show="embed" xlink:actuate="onLoad" draw:mime-type="image/png">
            <text:p/>
          </draw:image>
        </draw:frame>
        <draw:frame draw:style-name="gr14" draw:text-style-name="P13" draw:layer="layout" svg:width="1.999cm" svg:height="2cm" svg:x="3.5cm" svg:y="4cm">
          <draw:image xlink:href="Pictures/10000001000009C3000009C4F0CF456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05T11:31:51.678000000</meta:creation-date>
    <dc:date>2025-02-05T21:00:05.684000000</dc:date>
    <meta:editing-duration>PT32M58S</meta:editing-duration>
    <meta:editing-cycles>9</meta:editing-cycles>
    <meta:generator>LibreOffice/24.8.4.2$Windows_X86_64 LibreOffice_project/bb3cfa12c7b1bf994ecc5649a80400d06cd71002</meta:generator>
    <meta:document-statistic meta:object-count="15"/>
  </office:meta>
</office:document-meta>
</file>